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BlackboxtestStoryID6" style:family="table">
      <style:table-properties style:width="16.999cm" table:align="margins"/>
    </style:style>
    <style:style style:name="BlackboxtestStoryID6.A" style:family="table-column">
      <style:table-column-properties style:column-width="4.249cm" style:rel-column-width="16383*"/>
    </style:style>
    <style:style style:name="BlackboxtestStoryID6.D" style:family="table-column">
      <style:table-column-properties style:column-width="4.251cm" style:rel-column-width="16386*"/>
    </style:style>
    <style:style style:name="BlackboxtestStoryID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BlackboxtestStoryID6.D1" style:family="table-cell">
      <style:table-cell-properties fo:padding="0.097cm" fo:border="0.002cm solid #000000"/>
    </style:style>
    <style:style style:name="BlackboxtestStoryID6.A2" style:family="table-cell">
      <style:table-cell-properties fo:padding="0.097cm" fo:border-left="0.002cm solid #000000" fo:border-right="none" fo:border-top="none" fo:border-bottom="0.002cm solid #000000"/>
    </style:style>
    <style:style style:name="BlackboxtestStoryID6.D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lackboxtestStoryID6.D3" style:family="table-cell">
      <style:table-cell-properties fo:background-color="#579d1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lackboxtestStoryID6.D1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5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tyle="normal" fo:text-shadow="none" fo:font-weight="bold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name-complex="Arial" style:font-size-complex="10pt" style:font-style-complex="normal" style:text-emphasize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Arial" fo:font-size="10pt" fo:font-style="normal" fo:text-shadow="none" style:font-name-asian="Arial" style:font-size-asian="10pt" style:font-style-asian="normal" style:font-name-complex="Arial" style:font-size-complex="10pt" style:font-style-complex="normal" style:text-emphasize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Arial" fo:font-size="10pt" fo:font-style="normal" fo:text-shadow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Arial" fo:font-style="normal" fo:text-shadow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Arial" fo:font-style="normal" fo:text-shadow="none" fo:font-weight="bold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12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lackbox test Story ID 40 <text:s/>"<text:span text:style-name="T1">Test av baskrav implementerade under sp6 och sp7</text:span>"</text:p>
      <text:p text:style-name="P5"/>
      <text:p text:style-name="P4"><text:span text:style-name="T4">Mål av test</text:span> :</text:p>
      <text:p text:style-name="P4">Är testa följande baskrav från <text:a xlink:type="simple" xlink:href="../../Vision_dg222cs.doc">vision</text:a>.</text:p>
      <text:p text:style-name="P4"/>
      <text:p text:style-name="P4"><text:span text:style-name="T3">BK 3.1</text:span><text:span text:style-name="T7"> Enheternas kvarvarande hälsa ska visas.</text:span></text:p>
      <text:p text:style-name="P8"><text:span text:style-name="T5">BK3.3 </text:span><text:span text:style-name="T6">Terräng ska vara varierande och taktiskt utmanande.</text:span></text:p>
      <text:p text:style-name="P8"><text:span text:style-name="T5">BK1.1</text:span><text:span text:style-name="T6"> Användare ska bara behöva välja av befintliga banor för att starta <text:s/>omgång.</text:span></text:p>
      <text:p text:style-name="P8"><text:span text:style-name="T5">BK1.2 </text:span><text:span text:style-name="T6">Välj enkelt hur många lagmedlemmar du och datorn ska ha.</text:span></text:p>
      <text:p text:style-name="P8"><text:span text:style-name="T5">BK2.3 </text:span><text:span text:style-name="T6">Spelet ska vara turbaserat. Där varje tur ger val om förflyttning och en attack.</text:span></text:p>
      <text:p text:style-name="P9"><text:span text:style-name="T12">BK2.5 </text:span><text:span text:style-name="T5">Användare ska välja mellan minst 2 svårighetsgrader.</text:span></text:p>
      <text:p text:style-name="P4"/>
      <text:p text:style-name="P4"><text:span text:style-name="T4">OBS Förkrav:</text:span> Alla tester måste först besöka länk <text:a xlink:type="simple" xlink:href="http://grenmyr.github.io/-1DV430-Induviduellt-Mjukvaruutvecklingsprojekt/">http://grenmyr.github.io/-1DV430-Induviduellt-Mjukvaruutvecklingsprojekt/</text:a></text:p>
      <text:p text:style-name="P3"/>
      <text:p text:style-name="P6">Test av <text:span text:style-name="T2">BK 3.1</text:span><text:span text:style-name="T10"> Enheternas kvarvarande hälsa ska visas.</text:span></text:p>
      <text:p text:style-name="P11"/>
      <text:p text:style-name="P6"><text:span text:style-name="T9">Förkrav: </text:span><text:span text:style-name="T8">Initiera spel genom trycka startknapp på meny.</text:span></text:p>
      <text:p text:style-name="P11"/>
      <text:p text:style-name="P6"><text:span text:style-name="T9">Utförande:</text:span><text:span text:style-name="T8"> </text:span></text:p>
      <text:p text:style-name="P11">Case1:Användare skjuter mot fiende, om fiende träffas ska fiende förlora hälsa. </text:p>
      <text:p text:style-name="P11">Case 2: efter fyra träffar ska healthbar och enhet försvinna.</text:p>
      <text:p text:style-name="P11"/>
      <text:p text:style-name="P11">Se kontroller keymap i spelvy för vilka kontroller som kan användas. </text:p>
      <text:p text:style-name="P11"/>
      <text:p text:style-name="P6"><text:span text:style-name="T10">Test av </text:span><text:span text:style-name="T11">BK3.3 </text:span><text:span text:style-name="T10">Terräng ska vara varierande och taktiskt utmanande.</text:span></text:p>
      <text:p text:style-name="P12"/>
      <text:p text:style-name="P6"><text:span text:style-name="T9">Förkrav: </text:span><text:span text:style-name="T8">Initiera spel genom trycka startknapp på meny.</text:span></text:p>
      <text:p text:style-name="P11"/>
      <text:p text:style-name="P6"><text:span text:style-name="T9">Utförande:</text:span><text:span text:style-name="T8"> </text:span></text:p>
      <text:p text:style-name="P11">Case 1: Användare kan hoppa på terräng.</text:p>
      <text:p text:style-name="P11">Case 2: Användare kan skjuta på terräng så den försvinner.</text:p>
      <text:p text:style-name="P11"/>
      <text:p text:style-name="P11">Se kontroller keymap för vilka kontroller som kan användas. </text:p>
      <text:p text:style-name="P4"/>
      <text:p text:style-name="P6"><text:span text:style-name="T10">Test av </text:span><text:span text:style-name="T11">BK1.1 </text:span><text:span text:style-name="T10">Användare ska bara behöva välja av befintliga banor för att starta omgång.</text:span></text:p>
      <text:p text:style-name="P4"/>
      <text:p text:style-name="P6"><text:span text:style-name="T9">Utförande:</text:span><text:span text:style-name="T8"> </text:span></text:p>
      <text:p text:style-name="P11">Case 1: Test av dropdown lista i meny val av stage1. Genom att avändare väljer stage1.</text:p>
      <text:p text:style-name="P11">Tryck sedan på Start knappen.</text:p>
      <text:p text:style-name="P11">Case 2: Test av dropdown lista i meny val av stage2. Genom att användare väljer stage2.</text:p>
      <text:p text:style-name="P4"/>
      <text:p text:style-name="P6"><text:span text:style-name="T10">Test av </text:span><text:span text:style-name="T11">BK1.2 </text:span><text:span text:style-name="T10">Välj enkelt hur många lagmedlemmar du och datorn ska ha.</text:span></text:p>
      <text:p text:style-name="P12"/>
      <text:p text:style-name="P6"><text:span text:style-name="T9">Utförande:</text:span><text:span text:style-name="T8"> </text:span></text:p>
      <text:p text:style-name="P11">Case 1: Test av dropdown lista i meny val Number of rabbits. Genom att användare väljer 1 rabbit.</text:p>
      <text:p text:style-name="P11">Tryck sedan på Start knappen.</text:p>
      <text:p text:style-name="P11">Case 2: Test av dropdown lista i meny val Number of rabbits. Genom att användare väljer 2 rabbits.</text:p>
      <text:p text:style-name="P11">Tryck sedan på Start knappen.</text:p>
      <text:p text:style-name="P11"/>
      <text:p text:style-name="P6"><text:span text:style-name="T10">Test av </text:span><text:span text:style-name="T11">BK2.3 </text:span><text:span text:style-name="T10">Spelet ska vara turbaserat varje tur ger val om förflyttning och en attack.</text:span></text:p>
      <text:p text:style-name="P12"/>
      <text:p text:style-name="P6"><text:span text:style-name="T9">Förkrav: </text:span><text:span text:style-name="T8">Initiera spel genom trycka startknapp på meny.</text:span></text:p>
      <text:p text:style-name="P12"/>
      <text:p text:style-name="P6"><text:soft-page-break/><text:span text:style-name="T9">Utförande:</text:span><text:span text:style-name="T8"> </text:span></text:p>
      <text:p text:style-name="P11">Case 1: Efter du har skjutit och träffat datorn ska det bli datorns tur.</text:p>
      <text:p text:style-name="P11">Case 2: Efter du har skjutit och missat datorn ska det bli datorns tur.</text:p>
      <text:p text:style-name="P11">Case 3: Efter datorn har träffat dig ska det bli din tur.</text:p>
      <text:p text:style-name="P11">Case 4: Efter datorn missat dig ska det bli din tur.</text:p>
      <text:p text:style-name="P11"/>
      <text:p text:style-name="P10"><text:span text:style-name="T12">BK2.5 </text:span><text:span text:style-name="T5">Användare ska välja mellan minst 2 svårighetsgrader.</text:span></text:p>
      <text:p text:style-name="P11"/>
      <text:p text:style-name="P6"><text:span text:style-name="T9">Utförande:</text:span><text:span text:style-name="T8"> </text:span></text:p>
      <text:p text:style-name="P11">Case 1: Test av dropdown lista i meny val Difficulty. Genom att användare väljer Normal.</text:p>
      <text:p text:style-name="P11">Tryck sedan på Start knappen.</text:p>
      <text:p text:style-name="P11">Case 2: Test av dropdown lista i meny val Difficulty. Genom att användare väljer Hard.</text:p>
      <text:p text:style-name="P11">Tryck sedan på Start knappen.</text:p>
      <text:p text:style-name="P11"/>
      <text:p text:style-name="P11"/>
      <text:p text:style-name="P11"/>
      <text:p text:style-name="P11"/>
      <text:p text:style-name="P2"/>
      <table:table table:name="BlackboxtestStoryID6" table:style-name="BlackboxtestStoryID6">
        <table:table-column table:style-name="BlackboxtestStoryID6.A" table:number-columns-repeated="3"/>
        <table:table-column table:style-name="BlackboxtestStoryID6.D"/>
        <table:table-row>
          <table:table-cell table:style-name="BlackboxtestStoryID6.A1" office:value-type="string">
            <text:p text:style-name="P13">Test av BK</text:p>
          </table:table-cell>
          <table:table-cell table:style-name="BlackboxtestStoryID6.A1" office:value-type="string">
            <text:p text:style-name="P13">Beskrivning</text:p>
          </table:table-cell>
          <table:table-cell table:style-name="BlackboxtestStoryID6.A1" office:value-type="string">
            <text:p text:style-name="P13">Förväntat Resultat</text:p>
          </table:table-cell>
          <table:table-cell table:style-name="BlackboxtestStoryID6.D1" office:value-type="string">
            <text:p text:style-name="P13">Utfall</text:p>
          </table:table-cell>
        </table:table-row>
        <table:table-row>
          <table:table-cell table:style-name="BlackboxtestStoryID6.A2" office:value-type="string">
            <text:p text:style-name="P14">BK3.1 Case 1</text:p>
          </table:table-cell>
          <table:table-cell table:style-name="BlackboxtestStoryID6.A2" office:value-type="string">
            <text:p text:style-name="P14">Test av healthbar vid kollision.</text:p>
          </table:table-cell>
          <table:table-cell table:style-name="BlackboxtestStoryID6.A2" office:value-type="string">
            <text:p text:style-name="P14">Healthbar minskar vid träff.</text:p>
          </table:table-cell>
          <table:table-cell table:style-name="BlackboxtestStoryID6.D2" office:value-type="string">
            <text:p text:style-name="P14">Healthbar minskar vid träff.</text:p>
          </table:table-cell>
        </table:table-row>
        <table:table-row>
          <table:table-cell table:style-name="BlackboxtestStoryID6.A2" office:value-type="string">
            <text:p text:style-name="P14">BK3.1 Case 2</text:p>
          </table:table-cell>
          <table:table-cell table:style-name="BlackboxtestStoryID6.A2" office:value-type="string">
            <text:p text:style-name="P14">Efter fyra träffar ska enhet dö.</text:p>
          </table:table-cell>
          <table:table-cell table:style-name="BlackboxtestStoryID6.A2" office:value-type="string">
            <text:p text:style-name="P14">När enhet dör ska spelet det synas.</text:p>
          </table:table-cell>
          <table:table-cell table:style-name="BlackboxtestStoryID6.D3" office:value-type="string">
            <text:p text:style-name="P14">Healthbar blir borttagen. Men enhet blir kvar.</text:p>
          </table:table-cell>
        </table:table-row>
        <table:table-row>
          <table:table-cell table:style-name="BlackboxtestStoryID6.A2" office:value-type="string">
            <text:p text:style-name="P14">BK3.3 Case1</text:p>
          </table:table-cell>
          <table:table-cell table:style-name="BlackboxtestStoryID6.A2" office:value-type="string">
            <text:p text:style-name="P14"/>
            <text:p text:style-name="P14">Användare kan hoppa på terräng.</text:p>
          </table:table-cell>
          <table:table-cell table:style-name="BlackboxtestStoryID6.A2" office:value-type="string">
            <text:p text:style-name="P14">Användare ska kunna hoppa på tärräng för förflytta sig uppåt.</text:p>
          </table:table-cell>
          <table:table-cell table:style-name="BlackboxtestStoryID6.D2" office:value-type="string">
            <text:p text:style-name="P14">Det fungerar enligt beskrivning.</text:p>
          </table:table-cell>
        </table:table-row>
        <table:table-row>
          <table:table-cell table:style-name="BlackboxtestStoryID6.A2" office:value-type="string">
            <text:p text:style-name="P14">BK3.3 Case2</text:p>
          </table:table-cell>
          <table:table-cell table:style-name="BlackboxtestStoryID6.A2" office:value-type="string">
            <text:p text:style-name="P14">Användare skjuter på terräng.</text:p>
          </table:table-cell>
          <table:table-cell table:style-name="BlackboxtestStoryID6.A2" office:value-type="string">
            <text:p text:style-name="P14">Terräng ska försvinna vid träff.</text:p>
          </table:table-cell>
          <table:table-cell table:style-name="BlackboxtestStoryID6.D2" office:value-type="string">
            <text:p text:style-name="P14">Terräng försvinner.</text:p>
          </table:table-cell>
        </table:table-row>
        <table:table-row>
          <table:table-cell table:style-name="BlackboxtestStoryID6.A2" office:value-type="string">
            <text:p text:style-name="P14">BK1.1 Case1</text:p>
          </table:table-cell>
          <table:table-cell table:style-name="BlackboxtestStoryID6.A2" office:value-type="string">
            <text:p text:style-name="P14">Test av dropdown lista stage 1 i meny.</text:p>
          </table:table-cell>
          <table:table-cell table:style-name="BlackboxtestStoryID6.A2" office:value-type="string">
            <text:p text:style-name="P14">Vid val av bana 1 ska stage ett starta.</text:p>
          </table:table-cell>
          <table:table-cell table:style-name="BlackboxtestStoryID6.D2" office:value-type="string">
            <text:p text:style-name="P14">Bana 1 startas.</text:p>
          </table:table-cell>
        </table:table-row>
        <table:table-row>
          <table:table-cell table:style-name="BlackboxtestStoryID6.A2" office:value-type="string">
            <text:p text:style-name="P14">BK1.1 Case2</text:p>
          </table:table-cell>
          <table:table-cell table:style-name="BlackboxtestStoryID6.A2" office:value-type="string">
            <text:p text:style-name="P14">Test av dropdown lista stage 2 i meny.</text:p>
          </table:table-cell>
          <table:table-cell table:style-name="BlackboxtestStoryID6.A2" office:value-type="string">
            <text:p text:style-name="P14">Vid val av bana 2 ska en annan stage starta.</text:p>
          </table:table-cell>
          <table:table-cell table:style-name="BlackboxtestStoryID6.D3" office:value-type="string">
            <text:p text:style-name="P14">stage 2 startar ej, måste implementera i game för flera banor och skapa stage2.</text:p>
          </table:table-cell>
        </table:table-row>
        <table:table-row>
          <table:table-cell table:style-name="BlackboxtestStoryID6.A2" office:value-type="string">
            <text:p text:style-name="P14">BK1.2 Case1</text:p>
          </table:table-cell>
          <table:table-cell table:style-name="BlackboxtestStoryID6.A2" office:value-type="string">
            <text:p text:style-name="P14">Test av dropdown lista <text:s/>1 rabbit i meny.</text:p>
          </table:table-cell>
          <table:table-cell table:style-name="BlackboxtestStoryID6.A2" office:value-type="string">
            <text:p text:style-name="P14">Vid val av 1 rabbit ska spel startas med 1 spelare och en fiende.</text:p>
          </table:table-cell>
          <table:table-cell table:style-name="BlackboxtestStoryID6.D2" office:value-type="string">
            <text:p text:style-name="P14">Spel startas med 1 spelare och en fiende.</text:p>
          </table:table-cell>
        </table:table-row>
        <table:table-row>
          <table:table-cell table:style-name="BlackboxtestStoryID6.A2" office:value-type="string">
            <text:p text:style-name="P14">BK1.2 Case2</text:p>
          </table:table-cell>
          <table:table-cell table:style-name="BlackboxtestStoryID6.A2" office:value-type="string">
            <text:p text:style-name="P14">Test av dropdown lista <text:s/>2 rabbits i meny.</text:p>
          </table:table-cell>
          <table:table-cell table:style-name="BlackboxtestStoryID6.A2" office:value-type="string">
            <text:p text:style-name="P14">Vid val av 2 rabbits ska spel startas med 2 spelare och 2 fiender.</text:p>
          </table:table-cell>
          <table:table-cell table:style-name="BlackboxtestStoryID6.D3" office:value-type="string">
            <text:p text:style-name="P14">Fortfarande bara 1 av varje enhet då kod ej inte hunnit implementeras i min game klass för flera spelare.</text:p>
          </table:table-cell>
        </table:table-row>
        <table:table-row>
          <table:table-cell table:style-name="BlackboxtestStoryID6.A2" office:value-type="string">
            <text:p text:style-name="P14">BK2.3 Case1</text:p>
          </table:table-cell>
          <table:table-cell table:style-name="BlackboxtestStoryID6.A2" office:value-type="string">
            <text:p text:style-name="P14">Test att det blir motståndares tur efter skott avfyras.</text:p>
          </table:table-cell>
          <table:table-cell table:style-name="BlackboxtestStoryID6.A2" office:value-type="string">
            <text:p text:style-name="P14">Vid träff av fiende ska det bli motståndares tur.</text:p>
          </table:table-cell>
          <table:table-cell table:style-name="BlackboxtestStoryID6.D2" office:value-type="string">
            <text:p text:style-name="P14">Det blir motståndares tur.</text:p>
          </table:table-cell>
        </table:table-row>
        <table:table-row>
          <table:table-cell table:style-name="BlackboxtestStoryID6.A2" office:value-type="string">
            <text:p text:style-name="P14">BK2.3 Case2</text:p>
          </table:table-cell>
          <table:table-cell table:style-name="BlackboxtestStoryID6.A2" office:value-type="string">
            <text:p text:style-name="P14">Test att det blir motståndares tur efter <text:soft-page-break/>skott avfyras.</text:p>
          </table:table-cell>
          <table:table-cell table:style-name="BlackboxtestStoryID6.A2" office:value-type="string">
            <text:p text:style-name="P14">Vid miss av fiende ska det bli motståndares <text:soft-page-break/>tur.</text:p>
          </table:table-cell>
          <table:table-cell table:style-name="BlackboxtestStoryID6.D2" office:value-type="string">
            <text:p text:style-name="P14">Det blir motståndares tur.</text:p>
          </table:table-cell>
        </table:table-row>
        <table:table-row>
          <table:table-cell table:style-name="BlackboxtestStoryID6.A2" office:value-type="string">
            <text:p text:style-name="P13">Test av BK</text:p>
          </table:table-cell>
          <table:table-cell table:style-name="BlackboxtestStoryID6.A2" office:value-type="string">
            <text:p text:style-name="P13">Beskrivning</text:p>
          </table:table-cell>
          <table:table-cell table:style-name="BlackboxtestStoryID6.A2" office:value-type="string">
            <text:p text:style-name="P13">Förväntat Resultat</text:p>
          </table:table-cell>
          <table:table-cell table:style-name="BlackboxtestStoryID6.D12" office:value-type="string">
            <text:p text:style-name="P13">Utfall</text:p>
          </table:table-cell>
        </table:table-row>
        <table:table-row>
          <table:table-cell table:style-name="BlackboxtestStoryID6.A2" office:value-type="string">
            <text:p text:style-name="P14">BK2.3 Case3</text:p>
          </table:table-cell>
          <table:table-cell table:style-name="BlackboxtestStoryID6.A2" office:value-type="string">
            <text:p text:style-name="P14">Test att det blir motståndares tur efter skott avfyras.</text:p>
          </table:table-cell>
          <table:table-cell table:style-name="BlackboxtestStoryID6.A2" office:value-type="string">
            <text:p text:style-name="P14">När AI träffar dig ska det bli din tur.</text:p>
          </table:table-cell>
          <table:table-cell table:style-name="BlackboxtestStoryID6.D2" office:value-type="string">
            <text:p text:style-name="P14">Det blir din tur.</text:p>
          </table:table-cell>
        </table:table-row>
        <table:table-row>
          <table:table-cell table:style-name="BlackboxtestStoryID6.A2" office:value-type="string">
            <text:p text:style-name="P14">BK2.3 Case4</text:p>
          </table:table-cell>
          <table:table-cell table:style-name="BlackboxtestStoryID6.A2" office:value-type="string">
            <text:p text:style-name="P14">Test att det blir motståndares tur efter skott avfyras.</text:p>
          </table:table-cell>
          <table:table-cell table:style-name="BlackboxtestStoryID6.A2" office:value-type="string">
            <text:p text:style-name="P14">När AI missar dig ska det bli din tur.</text:p>
          </table:table-cell>
          <table:table-cell table:style-name="BlackboxtestStoryID6.D2" office:value-type="string">
            <text:p text:style-name="P14">Det blir din tur.</text:p>
          </table:table-cell>
        </table:table-row>
        <table:table-row>
          <table:table-cell table:style-name="BlackboxtestStoryID6.A2" office:value-type="string">
            <text:p text:style-name="P14">BK2.5 Case1</text:p>
          </table:table-cell>
          <table:table-cell table:style-name="BlackboxtestStoryID6.A2" office:value-type="string">
            <text:p text:style-name="P14">Test av svårighetsgrad.</text:p>
          </table:table-cell>
          <table:table-cell table:style-name="BlackboxtestStoryID6.A2" office:value-type="string">
            <text:p text:style-name="P14">Vid val av normal ska dina enheter ha fyra liv i healthbar.</text:p>
          </table:table-cell>
          <table:table-cell table:style-name="BlackboxtestStoryID6.D2" office:value-type="string">
            <text:p text:style-name="P14">Spelares enhet har fyra i healthbar.</text:p>
          </table:table-cell>
        </table:table-row>
        <table:table-row>
          <table:table-cell table:style-name="BlackboxtestStoryID6.A2" office:value-type="string">
            <text:p text:style-name="P14">BK2.5 Case2</text:p>
          </table:table-cell>
          <table:table-cell table:style-name="BlackboxtestStoryID6.A2" office:value-type="string">
            <text:p text:style-name="P14">Test av svårighetsgrad.</text:p>
          </table:table-cell>
          <table:table-cell table:style-name="BlackboxtestStoryID6.A2" office:value-type="string">
            <text:p text:style-name="P14">Vid val av hard ska dina enheter ha 2 liv i healthbar.</text:p>
          </table:table-cell>
          <table:table-cell table:style-name="BlackboxtestStoryID6.D3" office:value-type="string">
            <text:p text:style-name="P14">Spelares enhet har fyra i liv i healthbar. </text:p>
          </table:table-cell>
        </table:table-row>
      </table:table>
      <text:p text:style-name="Standard"/>
      <text:list xml:id="list2186467785380314450" text:style-name="L1">
        <text:list-header>
          <text:p text:style-name="P1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/>David Grenmyr 2014-05-2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1M39S</meta:editing-duration>
    <meta:editing-cycles>41</meta:editing-cycles>
    <meta:generator>OpenOffice/4.0.1$Win32 OpenOffice.org_project/401m5$Build-9714</meta:generator>
    <dc:date>2014-06-04T22:27:51.70</dc:date>
    <meta:document-statistic meta:table-count="1" meta:image-count="0" meta:object-count="0" meta:page-count="3" meta:paragraph-count="111" meta:word-count="792" meta:character-count="4606"/>
    <meta:user-defined meta:name="Info 1"/>
    <meta:user-defined meta:name="Info 2"/>
    <meta:user-defined meta:name="Info 3"/>
    <meta:user-defined meta:name="Info 4"/>
  </office:meta>
</office:document-meta>
</file>